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655" officeooo:paragraph-rsid="000d0655"/>
    </style:style>
    <style:style style:name="P2" style:family="paragraph" style:parent-style-name="Standard">
      <style:text-properties officeooo:rsid="0011f07f" officeooo:paragraph-rsid="0011f07f"/>
    </style:style>
    <style:style style:name="P3" style:family="paragraph" style:parent-style-name="Standard">
      <style:text-properties officeooo:paragraph-rsid="000d0655"/>
    </style:style>
    <style:style style:name="P4" style:family="paragraph" style:parent-style-name="Standard">
      <style:text-properties officeooo:rsid="000dbbb8" officeooo:paragraph-rsid="000dbbb8"/>
    </style:style>
    <style:style style:name="P5" style:family="paragraph" style:parent-style-name="Standard">
      <style:text-properties officeooo:rsid="00106284" officeooo:paragraph-rsid="00106284"/>
    </style:style>
    <style:style style:name="P6" style:family="paragraph" style:parent-style-name="Standard">
      <style:text-properties officeooo:rsid="00106284" officeooo:paragraph-rsid="005e0665"/>
    </style:style>
    <style:style style:name="P7" style:family="paragraph" style:parent-style-name="Standard">
      <style:text-properties fo:font-weight="bold" officeooo:rsid="000d0655" officeooo:paragraph-rsid="000d0655" style:font-weight-asian="bold" style:font-weight-complex="bold"/>
    </style:style>
    <style:style style:name="P8" style:family="paragraph" style:parent-style-name="Standard">
      <style:text-properties fo:font-weight="bold" officeooo:rsid="003df6b4" officeooo:paragraph-rsid="003df6b4" style:font-weight-asian="bold" style:font-weight-complex="bold"/>
    </style:style>
    <style:style style:name="P9" style:family="paragraph" style:parent-style-name="Standard">
      <style:text-properties officeooo:rsid="00296dca" officeooo:paragraph-rsid="00296dca"/>
    </style:style>
    <style:style style:name="P10" style:family="paragraph" style:parent-style-name="Standard">
      <style:text-properties officeooo:rsid="0031be23" officeooo:paragraph-rsid="0031be23"/>
    </style:style>
    <style:style style:name="P11" style:family="paragraph" style:parent-style-name="Standard">
      <style:text-properties officeooo:rsid="004701bb" officeooo:paragraph-rsid="004701bb"/>
    </style:style>
    <style:style style:name="P12" style:family="paragraph" style:parent-style-name="Standard">
      <style:text-properties officeooo:rsid="005aa1db" officeooo:paragraph-rsid="005aa1db"/>
    </style:style>
    <style:style style:name="P13" style:family="paragraph" style:parent-style-name="Standard">
      <style:text-properties officeooo:rsid="005aa1db" officeooo:paragraph-rsid="005c5f15"/>
    </style:style>
    <style:style style:name="P14" style:family="paragraph" style:parent-style-name="Standard">
      <style:text-properties officeooo:rsid="005c5f15" officeooo:paragraph-rsid="005d1228"/>
    </style:style>
    <style:style style:name="P15" style:family="paragraph" style:parent-style-name="Standard" style:list-style-name="L1">
      <style:text-properties fo:font-weight="bold" officeooo:rsid="0011f07f" officeooo:paragraph-rsid="0011f07f" style:font-weight-asian="bold" style:font-weight-complex="bold"/>
    </style:style>
    <style:style style:name="P16" style:family="paragraph" style:parent-style-name="Standard" style:list-style-name="L11">
      <style:text-properties fo:font-weight="bold" officeooo:rsid="00296dca" officeooo:paragraph-rsid="00296dca" style:font-weight-asian="bold" style:font-weight-complex="bold"/>
    </style:style>
    <style:style style:name="P17" style:family="paragraph" style:parent-style-name="Standard" style:list-style-name="L13">
      <style:text-properties fo:font-weight="bold" officeooo:rsid="003df6b4" officeooo:paragraph-rsid="003df6b4" style:font-weight-asian="bold" style:font-weight-complex="bold"/>
    </style:style>
    <style:style style:name="P18" style:family="paragraph" style:parent-style-name="Standard" style:list-style-name="L14">
      <style:text-properties fo:font-weight="bold" officeooo:rsid="003df6b4" officeooo:paragraph-rsid="003df6b4" style:font-weight-asian="bold" style:font-weight-complex="bold"/>
    </style:style>
    <style:style style:name="P19" style:family="paragraph" style:parent-style-name="Standard" style:list-style-name="L2">
      <style:text-properties officeooo:rsid="00145939" officeooo:paragraph-rsid="00145939"/>
    </style:style>
    <style:style style:name="P20" style:family="paragraph" style:parent-style-name="Standard" style:list-style-name="L3">
      <style:text-properties officeooo:rsid="00145939" officeooo:paragraph-rsid="0018ece8"/>
    </style:style>
    <style:style style:name="P21" style:family="paragraph" style:parent-style-name="Standard" style:list-style-name="L3">
      <style:text-properties officeooo:rsid="00145939" officeooo:paragraph-rsid="00145939"/>
    </style:style>
    <style:style style:name="P22" style:family="paragraph" style:parent-style-name="Standard" style:list-style-name="L3">
      <style:text-properties officeooo:paragraph-rsid="001c86e1"/>
    </style:style>
    <style:style style:name="P23" style:family="paragraph" style:parent-style-name="Standard" style:list-style-name="L3">
      <style:text-properties officeooo:paragraph-rsid="006783d4"/>
    </style:style>
    <style:style style:name="P24" style:family="paragraph" style:parent-style-name="Standard" style:list-style-name="L3">
      <style:text-properties officeooo:rsid="004116fd" officeooo:paragraph-rsid="004116fd"/>
    </style:style>
    <style:style style:name="P25" style:family="paragraph" style:parent-style-name="Standard" style:list-style-name="L3">
      <style:text-properties officeooo:rsid="0043e97e" officeooo:paragraph-rsid="0043e97e"/>
    </style:style>
    <style:style style:name="P26" style:family="paragraph" style:parent-style-name="Standard" style:list-style-name="L3">
      <style:text-properties officeooo:rsid="004701bb" officeooo:paragraph-rsid="004701bb"/>
    </style:style>
    <style:style style:name="P27" style:family="paragraph" style:parent-style-name="Standard" style:list-style-name="L4">
      <style:text-properties officeooo:rsid="000d0655" officeooo:paragraph-rsid="000d0655"/>
    </style:style>
    <style:style style:name="P28" style:family="paragraph" style:parent-style-name="Standard" style:list-style-name="L4">
      <style:text-properties officeooo:rsid="0051f9d8" officeooo:paragraph-rsid="0051f9d8"/>
    </style:style>
    <style:style style:name="P29" style:family="paragraph" style:parent-style-name="Standard" style:list-style-name="L5">
      <style:text-properties officeooo:rsid="00539fed" officeooo:paragraph-rsid="000e73e8"/>
    </style:style>
    <style:style style:name="P30" style:family="paragraph" style:parent-style-name="Standard" style:list-style-name="L5">
      <style:text-properties officeooo:rsid="00539fed" officeooo:paragraph-rsid="00539fed"/>
    </style:style>
    <style:style style:name="P31" style:family="paragraph" style:parent-style-name="Standard" style:list-style-name="L6">
      <style:text-properties officeooo:rsid="005d1228" officeooo:paragraph-rsid="005d1228"/>
    </style:style>
    <style:style style:name="P32" style:family="paragraph" style:parent-style-name="Standard" style:list-style-name="L7">
      <style:text-properties officeooo:rsid="000dbbb8" officeooo:paragraph-rsid="000dbbb8"/>
    </style:style>
    <style:style style:name="P33" style:family="paragraph" style:parent-style-name="Standard" style:list-style-name="L7">
      <style:text-properties officeooo:rsid="0058bd9e" officeooo:paragraph-rsid="0058f5d6"/>
    </style:style>
    <style:style style:name="P34" style:family="paragraph" style:parent-style-name="Standard" style:list-style-name="L7">
      <style:text-properties officeooo:rsid="002faf89" officeooo:paragraph-rsid="002faf89"/>
    </style:style>
    <style:style style:name="P35" style:family="paragraph" style:parent-style-name="Standard" style:list-style-name="L7">
      <style:text-properties officeooo:rsid="005aa1db" officeooo:paragraph-rsid="005aa1db"/>
    </style:style>
    <style:style style:name="P36" style:family="paragraph" style:parent-style-name="Standard" style:list-style-name="L8">
      <style:text-properties officeooo:rsid="005c5f15" officeooo:paragraph-rsid="005d1228"/>
    </style:style>
    <style:style style:name="P37" style:family="paragraph" style:parent-style-name="Standard" style:list-style-name="L9">
      <style:text-properties officeooo:rsid="005dd47c" officeooo:paragraph-rsid="00106284"/>
    </style:style>
    <style:style style:name="P38" style:family="paragraph" style:parent-style-name="Standard" style:list-style-name="L9">
      <style:text-properties officeooo:rsid="005dd47c" officeooo:paragraph-rsid="005dd47c"/>
    </style:style>
    <style:style style:name="P39" style:family="paragraph" style:parent-style-name="Standard" style:list-style-name="L10">
      <style:text-properties officeooo:rsid="00106284" officeooo:paragraph-rsid="00106284"/>
    </style:style>
    <style:style style:name="P40" style:family="paragraph" style:parent-style-name="Standard" style:list-style-name="L12">
      <style:text-properties officeooo:paragraph-rsid="00296dca"/>
    </style:style>
    <style:style style:name="P41" style:family="paragraph" style:parent-style-name="Standard" style:list-style-name="L12">
      <style:text-properties officeooo:paragraph-rsid="0031be23"/>
    </style:style>
    <style:style style:name="P42" style:family="paragraph" style:parent-style-name="Standard" style:list-style-name="L12">
      <style:text-properties officeooo:rsid="002b3d88" officeooo:paragraph-rsid="002b3d88"/>
    </style:style>
    <style:style style:name="P43" style:family="paragraph" style:parent-style-name="Standard" style:list-style-name="L12">
      <style:text-properties officeooo:rsid="0031be23" officeooo:paragraph-rsid="0031be23"/>
    </style:style>
    <style:style style:name="P44" style:family="paragraph" style:parent-style-name="Standard" style:list-style-name="L15">
      <style:text-properties officeooo:paragraph-rsid="0064fcad"/>
    </style:style>
    <style:style style:name="T1" style:family="text">
      <style:text-properties officeooo:rsid="000dbbb8"/>
    </style:style>
    <style:style style:name="T2" style:family="text">
      <style:text-properties officeooo:rsid="00106284"/>
    </style:style>
    <style:style style:name="T3" style:family="text">
      <style:text-properties officeooo:rsid="0012ca98"/>
    </style:style>
    <style:style style:name="T4" style:family="text">
      <style:text-properties officeooo:rsid="0024083a"/>
    </style:style>
    <style:style style:name="T5" style:family="text">
      <style:text-properties officeooo:rsid="003b7472"/>
    </style:style>
    <style:style style:name="T6" style:family="text">
      <style:text-properties officeooo:rsid="003d0fd5"/>
    </style:style>
    <style:style style:name="T7" style:family="text">
      <style:text-properties officeooo:rsid="0048e286"/>
    </style:style>
    <style:style style:name="T8" style:family="text">
      <style:text-properties officeooo:rsid="004a971c"/>
    </style:style>
    <style:style style:name="T9" style:family="text">
      <style:text-properties officeooo:rsid="004c6177"/>
    </style:style>
    <style:style style:name="T10" style:family="text">
      <style:text-properties officeooo:rsid="004e8af9"/>
    </style:style>
    <style:style style:name="T11" style:family="text">
      <style:text-properties officeooo:rsid="0055e8ff"/>
    </style:style>
    <style:style style:name="T12" style:family="text">
      <style:text-properties officeooo:rsid="005d1228"/>
    </style:style>
    <style:style style:name="T13" style:family="text">
      <style:text-properties officeooo:rsid="005e0665"/>
    </style:style>
    <style:style style:name="T14" style:family="text">
      <style:text-properties officeooo:rsid="00646fa2"/>
    </style:style>
    <style:style style:name="T15" style:family="text">
      <style:text-properties fo:font-weight="normal" officeooo:rsid="002b3d88" style:font-weight-asian="normal" style:font-weight-complex="normal"/>
    </style:style>
    <style:style style:name="T16" style:family="text">
      <style:text-properties fo:font-weight="normal" officeooo:rsid="0064fcad" style:font-weight-asian="normal" style:font-weight-complex="normal"/>
    </style:style>
    <style:style style:name="T17" style:family="text">
      <style:text-properties officeooo:rsid="006783d4"/>
    </style:style>
    <style:style style:name="T18" style:family="text">
      <style:text-properties style:text-line-through-style="none" style:text-line-through-type="none" officeooo:rsid="006783d4"/>
    </style:style>
    <style:style style:name="T19" style:family="text">
      <style:text-properties style:text-line-through-style="none" style:text-line-through-type="none" officeooo:rsid="001acb36"/>
    </style:style>
    <style:style style:name="T20" style:family="text">
      <style:text-properties officeooo:rsid="0067a5ec"/>
    </style:style>
    <style:style style:name="T21" style:family="text">
      <style:text-properties officeooo:rsid="00296d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1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erador de cenários de teste</text:p>
      <text:p text:style-name="P1"/>
      <text:list xml:id="list2673150415" text:style-name="L1">
        <text:list-item>
          <text:p text:style-name="P15">Propriedades gerais dos Nodes (class Node):</text:p>
        </text:list-item>
      </text:list>
      <text:p text:style-name="P2"/>
      <text:list xml:id="list1874215014" text:style-name="L2">
        <text:list-item>
          <text:p text:style-name="P19">stepMessage &lt;string?&gt;</text:p>
        </text:list-item>
      </text:list>
      <text:list xml:id="list3919737028" text:style-name="L3">
        <text:list-item>
          <text:p text:style-name="P20">targetNode: &lt;boolean&gt; default: false</text:p>
        </text:list-item>
        <text:list-item>
          <text:p text:style-name="P24">name : &lt;string?&gt;</text:p>
        </text:list-item>
        <text:list-item>
          <text:p text:style-name="P22"><text:span text:style-name="T18">plugIn</text:span><text:span text:style-name="T19"> &lt;object?&gt;</text:span></text:p>
        </text:list-item>
        <text:list-item>
          <text:p text:style-name="P23"><text:span text:style-name="T18">plugOut</text:span><text:span text:style-name="T19"> &lt;object?&gt;</text:span></text:p>
          <text:p text:style-name="P21"/>
        </text:list-item>
        <text:list-item>
          <text:p text:style-name="P20">getStepMessage(): &lt;string&gt; caso exista this.stepMessage</text:p>
        </text:list-item>
        <text:list-item>
          <text:p text:style-name="P25">getName(): &lt;string&gt;</text:p>
        </text:list-item>
        <text:list-item>
          <text:p text:style-name="P26">setStepMessage(): &lt;this&gt;</text:p>
        </text:list-item>
        <text:list-item>
          <text:p text:style-name="P26">setName(): &lt;this&gt;</text:p>
        </text:list-item>
      </text:list>
      <text:p text:style-name="P11"/>
      <text:list xml:id="list230214231879325" text:continue-numbering="true" text:style-name="L3">
        <text:list-item>
          <text:p text:style-name="P26">turnTargetNode(): &lt;this&gt; (set<text:span text:style-name="T8">ta</text:span> ‘this.targetNode’ = true, <text:span text:style-name="T9">caso exista</text:span>)</text:p>
        </text:list-item>
        <text:list-item>
          <text:p text:style-name="P26">isTargetNode(): &lt;boolean&gt; <text:span text:style-name="T7">(‘true’ apenas de existir ‘this.targetNode’ == true)</text:span></text:p>
        </text:list-item>
      </text:list>
      <text:p text:style-name="P2"><text:tab/></text:p>
      <text:p text:style-name="P1"/>
      <text:p text:style-name="P1"><text:tab/>– Entidades <text:span text:style-name="T4">extendidas de Node</text:span> <text:span text:style-name="T1">(nós do fluxo)</text:span>:</text:p>
      <text:p text:style-name="P1"/>
      <text:p text:style-name="P3"><text:tab/><text:tab/>Início <text:span text:style-name="T10">(class StartingNode – nó de início do fluxo)</text:span>:</text:p>
      <text:list xml:id="list3320545834" text:style-name="L4">
        <text:list-item>
          <text:p text:style-name="P27">fromFlow <text:s/>&lt;object? FlowMap&gt;? (Foi invocado por qual outro fluxo?)</text:p>
          <text:p text:style-name="P28"/>
        </text:list-item>
        <text:list-item>
          <text:p text:style-name="P28">setFromFlow(fromFlow<text:span text:style-name="T11">&lt;object? FlowMap&gt;?</text:span>): &lt;this&gt;</text:p>
        </text:list-item>
      </text:list>
      <text:p text:style-name="P1"/>
      <text:p text:style-name="P1"><text:tab/><text:tab/><text:span text:style-name="T1">Pré-condições (condições prévias para o fluxo):</text:span></text:p>
      <text:list xml:id="list2022166943" text:style-name="L5">
        <text:list-item>
          <text:p text:style-name="P29">conditions [&lt;string&gt;]?</text:p>
          <text:p text:style-name="P30"/>
        </text:list-item>
        <text:list-item>
          <text:p text:style-name="P30">setCondition(conditions&lt;array&gt;): &lt;this&gt;</text:p>
        </text:list-item>
      </text:list>
      <text:p text:style-name="P1"/>
      <text:p text:style-name="P3"><text:tab/><text:tab/>Verificador <text:span text:style-name="T1">(SwitchNode – verifica uma condição e bifurca o fluxo):</text:span></text:p>
      <text:list xml:id="list808536960" text:style-name="L6">
        <text:list-item>
          <text:p text:style-name="P31">NÃO POSSUI this.targetNode</text:p>
        </text:list-item>
      </text:list>
      <text:list xml:id="list3010737571" text:style-name="L7">
        <text:list-item>
          <text:p text:style-name="P32">condition &lt;string&gt; Ex: “É conta digital?”</text:p>
        </text:list-item>
        <text:list-item>
          <text:p text:style-name="P32">pathCases [&lt;string&gt;] Ex: [‘sim’, ‘não’]</text:p>
        </text:list-item>
        <text:list-item>
          <text:p text:style-name="P33">pathNodes [&lt;object DecisionNode&gt;] </text:p>
          <text:p text:style-name="P33">(Nodes de Decisão a serem explorados por objetos FlowSequence)</text:p>
        </text:list-item>
      </text:list>
      <text:p text:style-name="P12"/>
      <text:list xml:id="list230215496314486" text:continue-numbering="true" text:style-name="L7">
        <text:list-item>
          <text:p text:style-name="P34">mountPathCasesNodes(): void (monta o array para this.pathNodes)</text:p>
        </text:list-item>
        <text:list-item>
          <text:p text:style-name="P35">setCondition(condition&lt;string&gt;): &lt;this&gt;</text:p>
        </text:list-item>
        <text:list-item>
          <text:p text:style-name="P35">setPathCases(pathCases[&lt;string&gt;]: &lt;this&gt;</text:p>
        </text:list-item>
      </text:list>
      <text:p text:style-name="P12"/>
      <text:p text:style-name="P13"><text:tab/><text:tab/>Decisão (DecisionNode – decisão de saída de um Verificador/SwitchNode)</text:p>
      <text:list xml:id="list3126865793" text:style-name="L8">
        <text:list-item>
          <text:p text:style-name="P36">É um Node básico, porém, <text:span text:style-name="T12">NÃO POSSUI this.targetNode</text:span></text:p>
        </text:list-item>
      </text:list>
      <text:p text:style-name="P14"/>
      <text:p text:style-name="P14"/>
      <text:p text:style-name="P14"/>
      <text:p text:style-name="P14"/>
      <text:p text:style-name="P4"/>
      <text:p text:style-name="P4"><text:soft-page-break/><text:tab/><text:tab/> <text:span text:style-name="T2">Mensagem do Sistema (OutputMessageNode – output vocalizado pelo URA):</text:span></text:p>
      <text:list xml:id="list2162344886" text:style-name="L9">
        <text:list-item>
          <text:p text:style-name="P37">expect<text:span text:style-name="T14">ed</text:span>Message &lt;string&gt;</text:p>
          <text:p text:style-name="P38"/>
        </text:list-item>
        <text:list-item>
          <text:p text:style-name="P38">setExpectedMessage(expectedMessage&lt;string&gt;): &lt;this&gt;</text:p>
        </text:list-item>
        <text:list-item>
          <text:p text:style-name="P38">getExpectedMessage(): &lt;string&gt;</text:p>
        </text:list-item>
      </text:list>
      <text:p text:style-name="P5"/>
      <text:p text:style-name="P6"><text:tab/><text:tab/>Invocador de fluxos/<text:span text:style-name="T3">serviços</text:span> </text:p>
      <text:p text:style-name="P6"><text:tab/><text:tab/>(<text:span text:style-name="T13">InvokerNode – </text:span>nó que invoca fluxos auxiliares. Ex: fluxo de senha, adesão conta <text:tab/><text:tab/><text:tab/>digital, <text:span text:style-name="T5">serviço de recarga</text:span>)</text:p>
      <text:list xml:id="list4076080158" text:style-name="L10">
        <text:list-item>
          <text:p text:style-name="P39">invokeFlow &lt;object FlowMap&gt;</text:p>
        </text:list-item>
        <text:list-item>
          <text:p text:style-name="P39">pathAnswers [&lt;???&gt;](com base nas respostas do fluxo auxiliar)</text:p>
        </text:list-item>
      </text:list>
      <text:p text:style-name="P5"/>
      <text:p text:style-name="P5"/>
      <text:list xml:id="list982502657" text:style-name="L11">
        <text:list-item>
          <text:p text:style-name="P16">Propriedades gerais do FlowSequence:</text:p>
        </text:list-item>
      </text:list>
      <text:p text:style-name="P9"/>
      <text:list xml:id="list2216081069" text:style-name="L12">
        <text:list-item>
          <text:p text:style-name="P40"><text:span text:style-name="T20">previousNode &lt;object Node&gt;</text:span></text:p>
        </text:list-item>
        <text:list-item>
          <text:p text:style-name="P41"><text:span text:style-name="T20">nextNode &lt;object Node&gt;</text:span></text:p>
        </text:list-item>
      </text:list>
      <text:p text:style-name="P9"/>
      <text:list xml:id="list230213958650616" text:continue-numbering="true" text:style-name="L12">
        <text:list-header>
          <text:p text:style-name="P42"/>
        </text:list-header>
        <text:list-item>
          <text:p text:style-name="P43">Aciona Próximo Node(): &lt;object Node&gt; <text:span text:style-name="T6">(método disparado quando um node redireciona para parte especifica do fluxo/loops)</text:span></text:p>
        </text:list-item>
      </text:list>
      <text:p text:style-name="P10"/>
      <text:list xml:id="list4202948786" text:style-name="L13">
        <text:list-item>
          <text:p text:style-name="P17">Propriedades gerais do FlowMap:</text:p>
        </text:list-item>
      </text:list>
      <text:p text:style-name="P8"/>
      <text:list xml:id="list1215391667" text:style-name="L14">
        <text:list-item>
          <text:p text:style-name="P18"/>
        </text:list-item>
      </text:list>
      <text:p text:style-name="P8"/>
      <text:list xml:id="list1898994030" text:style-name="L15">
        <text:list-item>
          <text:p text:style-name="P44"><text:span text:style-name="T15">Fechar Caminho(): </text:span><text:span text:style-name="T16">deleta um FlowSequence e todo o seu caminho a frent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8T10:43:56.970099615</meta:creation-date>
    <dc:date>2020-06-10T23:02:13.140000000</dc:date>
    <meta:editing-duration>PT11H34M19S</meta:editing-duration>
    <meta:editing-cycles>69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52" meta:word-count="279" meta:character-count="2060" meta:non-whitespace-character-count="1839"/>
  </office:meta>
</office:document-meta>
</file>